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4ab" officeooo:paragraph-rsid="001644ab"/>
    </style:style>
    <style:style style:name="T1" style:family="text">
      <style:text-properties officeooo:rsid="001644ab"/>
    </style:style>
    <style:style style:name="T2" style:family="text">
      <style:text-properties officeooo:rsid="00175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artie fonctionnelle jeu vidéo</text:span></text:p>
      <text:p text:style-name="Standard"/>
      <text:p text:style-name="P1"/>
      <text:p text:style-name="P1">La partie jeu est développer avec la librairie slick2D, <text:span text:style-name="T2">qui est une librairie se basant sur openG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6:58:33.310000000</meta:creation-date>
    <dc:date>2018-07-25T17:03:42.105000000</dc:date>
    <meta:editing-duration>PT5M8S</meta:editing-duration>
    <meta:editing-cycles>2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2" meta:word-count="21" meta:character-count="132" meta:non-whitespace-character-count="109"/>
  </office:meta>
</office:document-meta>
</file>